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801900" draw:opacity="25%"/>
      <style:paragraph-properties fo:text-align="center"/>
      <style:text-properties fo:font-size="12pt"/>
    </style:style>
    <style:style style:name="P4" style:family="paragraph">
      <loext:graphic-properties draw:fill="solid" draw:fill-color="#99ff66" draw:opacity="25%"/>
      <style:paragraph-properties fo:text-align="center"/>
      <style:text-properties fo:font-size="12pt"/>
    </style:style>
    <style:style style:name="P5" style:family="paragraph">
      <loext:graphic-properties draw:fill="solid" draw:fill-color="#800080" draw:opacity="25%"/>
      <style:paragraph-properties fo:text-align="center"/>
      <style:text-properties fo:font-size="12pt"/>
    </style:style>
    <style:style style:name="P6" style:family="paragraph">
      <loext:graphic-properties draw:fill="solid" draw:fill-color="#ffff00" draw:opacity="25%"/>
      <style:paragraph-properties fo:text-align="center"/>
      <style:text-properties fo:font-size="12pt"/>
    </style:style>
    <style:style style:name="P7" style:family="paragraph">
      <loext:graphic-properties draw:fill-color="#ff6600" draw:opacity="100%"/>
      <style:paragraph-properties fo:text-align="center"/>
      <style:text-properties fo:font-size="12pt"/>
    </style:style>
    <style:style style:name="P8" style:family="paragraph">
      <loext:graphic-properties draw:fill="solid" draw:fill-color="#2a6099" draw:opacity="25%"/>
      <style:paragraph-properties fo:text-align="center"/>
      <style:text-properties fo:font-size="12pt"/>
    </style:style>
    <style:style style:name="P9" style:family="paragraph">
      <loext:graphic-properties draw:fill="solid" draw:fill-color="#2a6099"/>
      <style:paragraph-properties fo:text-align="center"/>
      <style:text-properties fo:font-size="12pt"/>
    </style:style>
    <style:style style:name="P10" style:family="paragraph">
      <loext:graphic-properties draw:fill="solid" draw:fill-color="#ff0000" draw:opacity="25%"/>
      <style:paragraph-properties fo:text-align="center"/>
      <style:text-properties fo:font-size="12pt"/>
    </style:style>
    <style:style style:name="P11" style:family="paragraph">
      <loext:graphic-properties draw:fill-color="#ff6600" draw:opacity="25%"/>
      <style:paragraph-properties fo:text-align="center"/>
      <style:text-properties fo:font-size="12pt"/>
    </style:style>
    <style:style style:name="P12" style:family="paragraph">
      <loext:graphic-properties draw:fill="solid" draw:fill-color="#801900" draw:opacity="100%"/>
      <style:paragraph-properties fo:text-align="center"/>
      <style:text-properties fo:font-size="12pt"/>
    </style:style>
    <style:style style:name="P13" style:family="paragraph">
      <loext:graphic-properties draw:fill-color="#99ff66" draw:opacity="25%"/>
      <style:paragraph-properties fo:text-align="center"/>
      <style:text-properties fo:font-size="12pt"/>
    </style:style>
    <style:style style:name="gr1" style:family="graphic">
      <style:graphic-properties draw:fill="solid"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800080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ffff00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ff660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2a6099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solid" draw:fill-color="#2a6099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2a6099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solid" draw:fill-color="#ffff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="solid" draw:fill-color="#ff00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="solid" draw:fill-color="#80008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="solid" draw:fill-color="#8019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-color="#99ff66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6" draw:name="Shape 3" draw:style-name="gr12" draw:text-style-name="P11" svg:width="0.1335in" svg:height="0.1335in" svg:x="4.4043in" svg:y="0.4217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1" draw:name="Shape 10" draw:style-name="gr10" draw:text-style-name="P10" svg:width="0.1335in" svg:height="0.1335in" svg:x="2.4311in" svg:y="0.4228in"><text:p/><draw:enhanced-geometry svg:viewBox="0 0 21600 21600" draw:type="rectangle" draw:enhanced-path="M 0 0 L 21600 0 21600 21600 0 21600 0 0 Z N"/></draw:custom-shape><draw:custom-shape text:anchor-type="paragraph" draw:z-index="13" draw:name="Shape 12" draw:style-name="gr4" draw:text-style-name="P6" svg:width="0.1358in" svg:height="0.1358in" svg:x="5.4043in" svg:y="0.4173in"><text:p/><draw:enhanced-geometry svg:viewBox="0 0 21600 21600" draw:type="rectangle" draw:enhanced-path="M 0 0 L 21600 0 21600 21600 0 21600 0 0 Z N"/></draw:custom-shape><draw:custom-shape text:anchor-type="paragraph" draw:z-index="23" draw:name="Shape 18" draw:style-name="gr1" draw:text-style-name="P3" svg:width="0.1335in" svg:height="0.1335in" svg:x="0.4252in" svg:y="0.4291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><draw:custom-shape text:anchor-type="paragraph" draw:z-index="22" draw:name="Shape 14" draw:style-name="gr2" draw:text-style-name="P4" svg:width="0.1335in" svg:height="0.1335in" svg:x="0.3898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5" draw:name="Shape 15" draw:style-name="gr8" draw:text-style-name="P9" svg:width="0.1335in" svg:height="0.1335in" svg:x="0.4189in" svg:y="0.1661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7" draw:name="Shape 2" draw:style-name="gr11" draw:text-style-name="P5" svg:width="0.1335in" svg:height="0.1335in" svg:x="0.4134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2" draw:name="Shape 69" draw:style-name="gr1" draw:text-style-name="P3" svg:width="0.1335in" svg:height="0.1335in" svg:x="0.4118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G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8" draw:name="Shape 1" draw:style-name="gr5" draw:text-style-name="P7" svg:width="0.1335in" svg:height="0.1335in" svg:x="0.3835in" svg:y="0.1693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2" draw:name="Shape 11" draw:style-name="gr9" draw:text-style-name="P6" svg:width="0.1343in" svg:height="0.1343in" svg:x="0.4228in" svg:y="0.175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" draw:name="Shape 68" draw:style-name="gr2" draw:text-style-name="P4" svg:width="0.1335in" svg:height="0.1335in" svg:x="0.4244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16" draw:name="Shape 16" draw:style-name="gr7" draw:text-style-name="P8" svg:width="0.1335in" svg:height="0.1335in" svg:x="0.411in" svg:y="0.1598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1" draw:name="Shape 7" draw:style-name="gr3" draw:text-style-name="P5" svg:width="0.135in" svg:height="0.135in" svg:x="0.3874in" svg:y="0.175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5" draw:name="Shape 72" draw:style-name="gr13" draw:text-style-name="P12" svg:width="0.1343in" svg:height="0.1343in" svg:x="0.4256in" svg:y="0.174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9" draw:name="Shape 8" draw:style-name="gr10" draw:text-style-name="P10" svg:width="0.1335in" svg:height="0.1335in" svg:x="0.4327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3" draw:name="Shape 70" draw:style-name="gr12" draw:text-style-name="P11" svg:width="0.1335in" svg:height="0.1335in" svg:x="0.4209in" svg:y="0.1681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20" draw:name="Shape 6" draw:style-name="gr4" draw:text-style-name="P6" svg:width="0.1358in" svg:height="0.1358in" svg:x="0.3862in" svg:y="0.172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4" draw:name="Shape 71" draw:style-name="gr14" draw:text-style-name="P13" svg:width="0.1358in" svg:height="0.1358in" svg:x="0.4374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7" draw:name="Shape 17" draw:style-name="gr6" draw:text-style-name="P8" svg:width="0.1343in" svg:height="0.1343in" svg:x="0.4307in" svg:y="0.175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8" draw:name="Shape 5" draw:style-name="gr11" draw:text-style-name="P5" svg:width="0.1335in" svg:height="0.1335in" svg:x="0.428in" svg:y="0.1701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9" draw:name="Shape 4" draw:style-name="gr1" draw:text-style-name="P3" svg:width="0.1335in" svg:height="0.1335in" svg:x="0.3909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9" draw:style-name="gr10" draw:text-style-name="P10" svg:width="0.1335in" svg:height="0.1335in" svg:x="0.4374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7" draw:style-name="gr12" draw:text-style-name="P11" svg:width="0.1335in" svg:height="0.1335in" svg:x="0.4335in" svg:y="0.1681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4" draw:name="Shape 13" draw:style-name="gr4" draw:text-style-name="P6" svg:width="0.1358in" svg:height="0.1358in" svg:x="0.4264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4T19:28:34.892975109</dc:date>
    <meta:editing-duration>PT1H55M59S</meta:editing-duration>
    <meta:editing-cycles>19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